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1.524cm" svg:height="1.524cm" draw:transform="rotate (2.48814138164312) translate (10.188cm 4.858cm)">
          <text:p text:style-name="P1">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2" draw:id="id12" draw:layer="layout" svg:width="1.524cm" svg:height="1.524cm" draw:transform="rotate (0.44331363000656) translate (4.602cm 2.13cm)">
          <text:p text:style-name="P1">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1.524cm" svg:height="1.524cm" draw:transform="rotate (-0.457450796947713) translate (4.195cm 3.492cm)">
          <text:p text:style-name="P1">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1.524cm" svg:height="1.524cm" draw:transform="rotate (0.220958683302482) translate (1.749cm 4.557cm)">
          <text:p text:style-name="P1">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" draw:id="id7" draw:layer="layout" svg:width="1.524cm" svg:height="1.524cm" draw:transform="rotate (0.321664181142555) translate (5.26cm 6.087cm)">
          <text:p text:style-name="P1">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8" draw:id="id8" draw:layer="layout" svg:width="1.524cm" svg:height="1.524cm" draw:transform="rotate (-0.558505360638185) translate (4.216cm 8.154cm)">
          <text:p text:style-name="P1">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1" draw:id="id11" draw:layer="layout" svg:width="1.524cm" svg:height="1.524cm" draw:transform="rotate (0.653276739021478) translate (8.922cm 8.289cm)">
          <text:p text:style-name="P1">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6" draw:id="id6" draw:layer="layout" svg:width="1.524cm" svg:height="1.524cm" svg:x="7.073cm" svg:y="3.667cm">
          <text:p text:style-name="P1">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" draw:id="id1" draw:layer="layout" svg:width="1.524cm" svg:height="1.524cm" draw:transform="rotate (0.635299847725936) translate (2.402cm 1.557cm)">
          <text:p text:style-name="P1">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" draw:id="id5" draw:layer="layout" svg:width="1.524cm" svg:height="1.524cm" svg:x="6.903cm" svg:y="1.325cm">
          <text:p text:style-name="P1">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1.524cm" svg:height="1.524cm" svg:x="1.787cm" svg:y="8.782cm">
          <text:p text:style-name="P1">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4" draw:id="id14" draw:layer="layout" svg:width="1.524cm" svg:height="1.524cm" draw:transform="rotate (-0.431445391092999) translate (9.457cm 5.459cm)">
          <text:p text:style-name="P1">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0" draw:id="id10" draw:layer="layout" svg:width="1.524cm" svg:height="1.524cm" draw:transform="rotate (0.195127810372966) translate (6.555cm 8.339cm)">
          <text:p text:style-name="P1">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9" draw:id="id9" draw:layer="layout" svg:width="1.524cm" svg:height="1.524cm" draw:transform="rotate (-0.357792496658838) translate (3.955cm 5.526cm)">
          <text:p text:style-name="P1">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2.855cm" svg:y1="2.171cm" svg:x2="1.916cm" svg:y2="5.3cm" draw:start-shape="id1" draw:start-glue-point="5" draw:end-shape="id2" draw:end-glue-point="5" svg:d="m2855 2171c-2410 0-1941 3129-939 3129" svg:viewBox="0 0 1756 3130">
          <text:p/>
        </draw:connector>
        <draw:connector draw:style-name="gr2" draw:text-style-name="P1" draw:layer="layout" draw:type="curve" svg:x1="2.826cm" svg:y1="5.876cm" svg:x2="1.787cm" svg:y2="9.544cm" draw:start-shape="id2" draw:start-glue-point="6" draw:end-shape="id3" draw:end-glue-point="5" svg:d="m2826 5876c0 2332-770 1943-1218 2277s-572 1391 179 1391" svg:viewBox="0 0 1579 3669">
          <text:p/>
        </draw:connector>
        <draw:connector draw:style-name="gr2" draw:text-style-name="P1" draw:layer="layout" draw:type="curve" svg:x1="3.402cm" svg:y1="4.966cm" svg:x2="3.859cm" svg:y2="4.176cm" draw:start-shape="id2" draw:start-glue-point="7" draw:end-shape="id4" draw:end-glue-point="5" svg:d="m3402 4966c469 0 241-790 457-790" svg:viewBox="0 0 458 791">
          <text:p/>
        </draw:connector>
        <draw:connector draw:style-name="gr2" draw:text-style-name="P1" draw:layer="layout" draw:type="curve" draw:line-skew="0.364cm" svg:x1="7.665cm" svg:y1="1.325cm" svg:x2="8.597cm" svg:y2="4.429cm" draw:start-shape="id5" draw:start-glue-point="4" draw:end-shape="id6" draw:end-glue-point="7" svg:d="m7665 1325c0-205 717-171 1139 656s546 2448-207 2448" svg:viewBox="0 0 1478 3210">
          <text:p/>
        </draw:connector>
        <draw:connector draw:style-name="gr2" draw:text-style-name="P1" draw:layer="layout" draw:type="curve" svg:x1="7.073cm" svg:y1="4.429cm" svg:x2="5.983cm" svg:y2="5.846cm" draw:start-shape="id6" draw:start-glue-point="5" draw:end-shape="id7" draw:end-glue-point="4" svg:d="m7073 4429c-727 0-1090 472-1090 1417" svg:viewBox="0 0 1091 1418">
          <text:p/>
        </draw:connector>
        <draw:connector draw:style-name="gr2" draw:text-style-name="P1" draw:layer="layout" draw:type="curve" svg:x1="4.862cm" svg:y1="8.558cm" svg:x2="4.135cm" svg:y2="7.221cm" draw:start-shape="id8" draw:start-glue-point="4" draw:end-shape="id9" draw:end-glue-point="6" svg:d="m4862 8558c0-1105-727-437-727-1337" svg:viewBox="0 0 728 1338">
          <text:p/>
        </draw:connector>
        <draw:connector draw:style-name="gr2" draw:text-style-name="P1" draw:layer="layout" draw:type="curve" svg:x1="5.104cm" svg:y1="9.608cm" svg:x2="6.701cm" svg:y2="9.086cm" draw:start-shape="id8" draw:start-glue-point="7" draw:end-shape="id10" draw:end-glue-point="5" svg:d="m5104 9608c1564 0 766-522 1597-522" svg:viewBox="0 0 1598 523">
          <text:p/>
        </draw:connector>
        <draw:connector draw:style-name="gr2" draw:text-style-name="P1" draw:layer="layout" draw:type="curve" draw:line-skew="-0.507cm" svg:x1="4.054cm" svg:y1="9.85cm" svg:x2="10.453cm" svg:y2="9.036cm" draw:start-shape="id8" draw:start-glue-point="6" draw:end-shape="id11" draw:end-glue-point="6" svg:d="m4054 9850c0 598 6399 1005 6399-814" svg:viewBox="0 0 6400 1321">
          <text:p/>
        </draw:connector>
        <draw:connector draw:style-name="gr2" draw:text-style-name="P1" draw:layer="layout" draw:type="curve" svg:x1="6.947cm" svg:y1="6.328cm" svg:x2="7.301cm" svg:y2="8.19cm" draw:start-shape="id7" draw:start-glue-point="7" draw:end-shape="id10" draw:end-glue-point="4" svg:d="m6947 6328c236 0 354 620 354 1862" svg:viewBox="0 0 355 1863">
          <text:p/>
        </draw:connector>
        <draw:connector draw:style-name="gr2" draw:text-style-name="P1" draw:layer="layout" draw:type="curve" svg:x1="3.311cm" svg:y1="9.544cm" svg:x2="3.812cm" svg:y2="8.8cm" draw:start-shape="id3" draw:start-glue-point="7" draw:end-shape="id8" draw:end-glue-point="5" svg:d="m3311 9544c376 0 126-744 501-744" svg:viewBox="0 0 502 745">
          <text:p/>
        </draw:connector>
        <draw:connector draw:style-name="gr2" draw:text-style-name="P1" draw:layer="layout" draw:type="curve" svg:x1="6.305cm" svg:y1="2.164cm" svg:x2="6.903cm" svg:y2="2.087cm" draw:start-shape="id12" draw:start-glue-point="7" draw:end-shape="id5" draw:end-glue-point="5" svg:d="m6305 2164c696 0 397-77 598-77" svg:viewBox="0 0 599 78">
          <text:p/>
        </draw:connector>
        <draw:connector draw:style-name="gr2" draw:text-style-name="P1" draw:layer="layout" draw:type="curve" draw:line-skew="-1.448cm" svg:x1="9.583cm" svg:y1="4.394cm" svg:x2="7.835cm" svg:y2="5.191cm" draw:start-shape="id13" draw:start-glue-point="4" draw:end-shape="id6" draw:end-glue-point="6" svg:d="m9583 4394c0 1560-1748 1161-1748 797" svg:viewBox="0 0 1749 1129">
          <text:p/>
        </draw:connector>
        <draw:connector draw:style-name="gr2" draw:text-style-name="P1" draw:layer="layout" draw:type="curve" svg:x1="9.527cm" svg:y1="7.826cm" svg:x2="9.512cm" svg:y2="7.162cm" draw:start-shape="id11" draw:start-glue-point="4" draw:end-shape="id14" draw:end-glue-point="6" svg:d="m9527 7826c0-258-15 74-15-664" svg:viewBox="0 0 16 6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</meta:initial-creator>
    <meta:creation-date>2013-07-16T00:55:49</meta:creation-date>
    <dc:date>2013-07-16T01:29:57</dc:date>
    <dc:creator>peter </dc:creator>
    <meta:editing-duration>PT11M53S</meta:editing-duration>
    <meta:editing-cycles>5</meta:editing-cycles>
    <meta:generator>LibreOffice/3.5$Linux_X86_64 LibreOffice_project/350m1$Build-2</meta:generator>
    <meta:document-statistic meta:object-count="27"/>
  </office:meta>
</office:document-meta>
</file>